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7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69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9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dddddd"/>
      <style:text-properties fo:font-size="24pt" style:font-size-asian="24pt" style:font-size-complex="24pt"/>
    </style:style>
    <style:style style:name="ce3" style:family="table-cell" style:parent-style-name="Default"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dbb6"/>
      <style:text-properties fo:font-size="24pt" style:font-size-asian="24pt" style:font-size-complex="24pt"/>
    </style:style>
    <style:style style:name="ce5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ffdbb6"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ackground-color="#ffdbb6" fo:border="0.74pt solid #000000"/>
      <style:text-properties fo:font-size="15.8500003814697pt" fo:font-weight="bold" style:font-size-asian="15.8500003814697pt" style:font-weight-asian="bold" style:font-size-complex="15.8500003814697pt" style:font-weight-complex="bold"/>
    </style:style>
    <style:style style:name="ce8" style:family="table-cell" style:parent-style-name="Default">
      <style:table-cell-properties fo:background-color="#dee6ef" style:text-align-source="fix" style:repeat-content="false" fo:border="2.35pt double #000000" style:border-line-width="0.053cm 0.004cm 0.026cm"/>
      <style:paragraph-properties fo:text-align="end" fo:margin-left="0cm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edce6" style:text-align-source="fix" style:repeat-content="false" fo:border="2.35pt double #000000" style:border-line-width="0.053cm 0.004cm 0.026cm"/>
      <style:paragraph-properties fo:text-align="end" fo:margin-left="0cm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bb6" fo:border="0.74pt solid #000000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11" style:family="table-cell" style:parent-style-name="Default">
      <style:table-cell-properties fo:border="0.74pt solid #000000"/>
      <style:text-properties fo:font-size="24pt" style:font-size-asian="24pt" style:font-size-complex="24pt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2.35pt double #000000" style:border-line-width="0.053cm 0.004cm 0.026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2.35pt double #000000" style:border-line-width="0.053cm 0.004cm 0.026cm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2.35pt double #000000" style:border-line-width="0.053cm 0.004cm 0.026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2.35pt double #000000" style:border-line-width="0.053cm 0.004cm 0.026c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9"/>
        <table:table-column table:style-name="co3" table:default-cell-style-name="ce29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1. Consultoría de seguridad para PYMES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 office:value-type="string" calcext:value-type="string">
            <text:p>X</text:p>
          </table:table-cell>
          <table:table-cell/>
          <table:table-cell table:style-name="ce29" table:number-columns-repeated="3"/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26" calcext:value-type="float">
            <text:p>26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number-columns-repeated="4"/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La idea es bastante útil, la ciberseguridad tiene bastante hueco en el mercado, No requiere mucha inversión inicial.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Se necesita mucho conocimiento del sector, se requiere gente bastante formada y la legislación es bastante compleja</text:p>
          </table:table-cell>
          <table:covered-table-cell table:style-name="ce16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2. Empresa de Branding orientada a PYMES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3"/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29" calcext:value-type="float">
            <text:p>29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number-columns-repeated="3"/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El mercado de este sector es bastante demandado, y más aun para las PYMES que no pueden asumir un coste con empresas de branding que hay actualmente.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Por lo general los puntos negativos se basan en el hueco del mercado, ya que está bastante lleno.</text:p>
          </table:table-cell>
          <table:covered-table-cell table:style-name="ce16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3. Empresa para impartir cursos de programación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3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3"/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27" calcext:value-type="float">
            <text:p>27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number-columns-repeated="2"/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La idea es bastante útil y siempre hay mercado en temas de enseñar programación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La competencia es altísima ya que hay muchos bootcamps y páginas con cursos como Udemy.Además de que se requiere bastante conocimiento para poder llegar a impartir cursos.</text:p>
          </table:table-cell>
          <table:covered-table-cell table:style-name="ce16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4. Aplicación para gestión de tiempo y productividad (IA)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3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3"/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27" calcext:value-type="float">
            <text:p>27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5"/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Es una idea útil y que no se ha contemplado aun de esta forma en el mercado y la inversión inicial sería más baja en comparación al resto de ideas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Por lo general el escaso conocimiento sobre inteligencia artificial </text:p>
          </table:table-cell>
          <table:covered-table-cell table:style-name="ce16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5. Plataforma de colaboración entre programadores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29" calcext:value-type="float">
            <text:p>29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5" office:value-type="float" office:value="29" calcext:value-type="float">
            <text:p>29</text:p>
          </table:table-cell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La idea de tener una plataforma más orientada a los programadores amateurs con el objetivo de aprender no buscar financiación es más única.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La competencia es altísima ya que hay muchos bootcamps y páginas con cursos como Udemy.Además de que se requiere bastante conocimiento para poder llegar a impartir cursos.</text:p>
          </table:table-cell>
          <table:covered-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5:14:58.387000000</meta:creation-date>
    <dc:date>2024-10-14T16:48:20.449000000</dc:date>
    <meta:editing-duration>PT1H22M56S</meta:editing-duration>
    <meta:editing-cycles>6</meta:editing-cycles>
    <meta:generator>LibreOffice/24.2.3.2$Windows_X86_64 LibreOffice_project/433d9c2ded56988e8a90e6b2e771ee4e6a5ab2ba</meta:generator>
    <meta:document-statistic meta:table-count="1" meta:cell-count="195" meta:object-count="0"/>
  </office:meta>
</office:document-meta>
</file>